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403in" fo:border="0.05pt solid #000000" style:writing-mode="page"/>
    </style:style>
    <style:style style:name="Parsers" style:family="table">
      <style:table-properties style:width="6.6931in" table:align="margins"/>
    </style:style>
    <style:style style:name="Parsers.A" style:family="table-column">
      <style:table-column-properties style:column-width="1.5194in" style:rel-column-width="14880*"/>
    </style:style>
    <style:style style:name="Parsers.B" style:family="table-column">
      <style:table-column-properties style:column-width="5.1736in" style:rel-column-width="50655*"/>
    </style:style>
    <style:style style:name="Parser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Parsers.B1" style:family="table-cell">
      <style:table-cell-properties fo:padding="0.0201in" fo:border="0.05pt solid #000000" style:writing-mode="page"/>
    </style:style>
    <style:style style:name="Parser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Parser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0e4693" officeooo:paragraph-rsid="000e4693"/>
    </style:style>
    <style:style style:name="P2" style:family="paragraph" style:parent-style-name="Text_20_body">
      <style:text-properties officeooo:rsid="000e4693" officeooo:paragraph-rsid="000e4693"/>
    </style:style>
    <style:style style:name="P3" style:family="paragraph" style:parent-style-name="Standard">
      <style:text-properties officeooo:rsid="000dcdc3" officeooo:paragraph-rsid="000dcdc3"/>
    </style:style>
    <style:style style:name="P4" style:family="paragraph" style:parent-style-name="Title">
      <style:text-properties officeooo:rsid="000dcdc3" officeooo:paragraph-rsid="000dcdc3"/>
    </style:style>
    <style:style style:name="P5" style:family="paragraph" style:parent-style-name="Standard">
      <style:text-properties officeooo:rsid="000fce5f" officeooo:paragraph-rsid="000fce5f"/>
    </style:style>
    <style:style style:name="P6" style:family="paragraph" style:parent-style-name="Table_20_Contents">
      <style:text-properties style:font-name="Courier New" fo:font-size="10pt" style:font-size-asian="10pt" style:font-size-complex="10pt"/>
    </style:style>
    <style:style style:name="P7" style:family="paragraph" style:parent-style-name="Table_20_Contents">
      <style:text-properties style:font-name="Courier New" fo:font-size="10pt" officeooo:rsid="000dcdc3" officeooo:paragraph-rsid="000dcdc3" style:font-size-asian="10pt" style:font-size-complex="10pt"/>
    </style:style>
    <style:style style:name="P8" style:family="paragraph" style:parent-style-name="Standard" style:list-style-name="L1">
      <style:text-properties style:font-name="Courier New" officeooo:rsid="000fce5f" officeooo:paragraph-rsid="001076b2"/>
    </style:style>
    <style:style style:name="P9" style:family="paragraph" style:parent-style-name="Standard" style:list-style-name="L1">
      <style:text-properties style:font-name="Courier New" officeooo:rsid="000fce5f" officeooo:paragraph-rsid="000fce5f"/>
    </style:style>
    <style:style style:name="T1" style:family="text">
      <style:text-properties officeooo:rsid="000dcd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4693"/>
    </style:style>
    <style:style style:name="T5" style:family="text">
      <style:text-properties officeooo:rsid="000ea37e"/>
    </style:style>
    <style:style style:name="T6" style:family="text">
      <style:text-properties officeooo:rsid="001076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riX</text:p>
      <text:h text:style-name="Heading_20_1" text:outline-level="1">Что это такое?</text:h>
      <text:p text:style-name="P3"><text:span text:style-name="T2">DeliriX</text:span> - библиотека поддержки популярных форм<text:span text:style-name="T3">а</text:span>тов офисных файлов. Обеспечивает чтение видимого пользователю содержимого, передачу в декларированный интерфейс <text:span text:style-name="T2">IText</text:span> и, при желании, выделение некоторых метаданных в виде ассоциативного массива key-value (mtc::zmap).</text:p>
      <text:h text:style-name="Heading_20_2" text:outline-level="2"><text:span text:style-name="T4">И</text:span>нтерфейс <text:span text:style-name="T4">документа</text:span></text:h>
      <text:p text:style-name="P2">Клиенское приложение предоставляет функциям разбора форматов интерфейс текстового документа, позволяющий добавлять текстовые фрагменты (строки) или блочную разметку. В последнем случае результатом должен быть такой же интерфейс IText, обеспечивающий добавление текстовых фрагментов в этот блок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struct IText: mtc::Iface</text:p>
            <text:p text:style-name="P6">{</text:p>
            <text:p text:style-name="P6"><text:s text:c="2"/>auto <text:s/>AddMarkupTag( const char*, size_t = -1 ) → mtc::api&lt;IText&gt;;</text:p>
            <text:p text:style-name="P6"><text:s text:c="2"/><text:span text:style-name="T1">auto</text:span> <text:s/>AddParagraph( const char*, uint32_t, uint32_t ) -&gt; Paragraph;</text:p>
            <text:p text:style-name="P6"><text:s text:c="2"/>auto <text:s/>AddParagraph( const widechar*, uint32_t ) -&gt; Paragraph;</text:p>
            <text:p text:style-name="P6"><text:s text:c="2"/>auto <text:s/>AddParagraph( const Paragraph&amp; ) <text:s text:c="9"/>-&gt; Paragraph;</text:p>
            <text:p text:style-name="P7">};</text:p>
          </table:table-cell>
        </table:table-row>
      </table:table>
      <text:p text:style-name="Standard"/>
      <text:p text:style-name="P5">Методы:</text:p>
      <text:list text:style-name="L1">
        <text:list-item>
          <text:p text:style-name="P8">Ad<text:span text:style-name="T6">dMarkupTag</text:span></text:p>
        </text:list-item>
        <text:list-item>
          <text:p text:style-name="P9">Ad<text:span text:style-name="T6">d</text:span>Paragraph</text:p>
        </text:list-item>
      </text:list>
      <text:h text:style-name="Heading_20_3" text:outline-level="3">Функции разбора форматов</text:h>
      <text:p text:style-name="P2">Для каждого из поддерживаемых форматов предоставляется функция разбора, например, ParseODT( I<text:span text:style-name="T5">T</text:span>ext*, … ). В случае, если формат заранее не известен, можно положиться на автоматическое определение работающее с некоторой точностью.</text:p>
      <table:table table:name="Parsers" table:style-name="Parsers">
        <table:table-column table:style-name="Parsers.A"/>
        <table:table-column table:style-name="Parsers.B"/>
        <table:table-row>
          <table:table-cell table:style-name="Parsers.A1" office:value-type="string">
            <text:p text:style-name="Table_20_Contents">Функция разбора</text:p>
          </table:table-cell>
          <table:table-cell table:style-name="Parsers.B1" office:value-type="string">
            <text:p text:style-name="Table_20_Contents">Форматы документов</text:p>
          </table:table-cell>
        </table:table-row>
        <table:table-row>
          <table:table-cell table:style-name="Parsers.A2" office:value-type="string">
            <text:p text:style-name="P1">ParseODT</text:p>
          </table:table-cell>
          <table:table-cell table:style-name="Parsers.B2" office:value-type="string">
            <text:p text:style-name="P1">OpenOffice Text</text:p>
          </table:table-cell>
        </table:table-row>
        <table:table-row>
          <table:table-cell table:style-name="Parsers.A2" office:value-type="string">
            <text:p text:style-name="P1">ParseDOC</text:p>
          </table:table-cell>
          <table:table-cell table:style-name="Parsers.B2" office:value-type="string">
            <text:p text:style-name="Table_20_Contents"/>
          </table:table-cell>
        </table:table-row>
        <table:table-row>
          <table:table-cell table:style-name="Parsers.A2" office:value-type="string">
            <text:p text:style-name="P1">ParseDOCX</text:p>
          </table:table-cell>
          <table:table-cell table:style-name="Parsers.B2" office:value-type="string">
            <text:p text:style-name="Table_20_Contents"/>
          </table:table-cell>
        </table:table-row>
        <table:table-row>
          <table:table-cell table:style-name="Parsers.A2" office:value-type="string">
            <text:p text:style-name="P1">ParseRTF</text:p>
          </table:table-cell>
          <table:table-cell table:style-name="Parsers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4:41:34.049336120</meta:creation-date>
    <dc:date>2025-11-11T12:41:49.816974998</dc:date>
    <meta:editing-duration>PT14M49S</meta:editing-duration>
    <meta:editing-cycles>7</meta:editing-cycles>
    <meta:generator>LibreOffice/24.2.7.2$Linux_X86_64 LibreOffice_project/420$Build-2</meta:generator>
    <meta:document-statistic meta:table-count="2" meta:image-count="0" meta:object-count="0" meta:page-count="1" meta:paragraph-count="24" meta:word-count="156" meta:character-count="1255" meta:non-whitespace-character-count="1104"/>
  </office:meta>
</office:document-meta>
</file>